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6cm" fo:min-width="1.723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top" draw:auto-grow-height="false" fo:min-height="1.723cm" fo:min-width="1.768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456cm" fo:min-width="0.402cm" fo:padding-top="0.139cm" fo:padding-bottom="0.139cm" fo:padding-left="0.264cm" fo:padding-right="0.264cm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428cm" fo:min-width="0.374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36cm" fo:min-width="0.186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3cm" fo:min-width="1.768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cm" svg:height="1.999cm" svg:x="8.174cm" svg:y="8.5cm">
          <text:p text:style-name="P1"><text:span text:style-name="T1">Username</text:span></text:p>
          <text:p text:style-name="P1"><text:span text:style-name="T1">(E-Mail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" draw:id="id9" draw:layer="layout" svg:width="2.325cm" svg:height="3cm" svg:x="4cm" svg:y="16cm">
          <text:p text:style-name="P1"><text:span text:style-name="T1">loc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1" draw:id="id1" draw:layer="layout" svg:width="2.25cm" svg:height="2.5cm" svg:x="8.55cm" svg:y="4.5cm">
          <text:p text:style-name="P1"><text:span text:style-name="T1">User input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2" xml:id="id3" draw:id="id3" draw:layer="layout" svg:width="3cm" svg:height="2cm" svg:x="12cm" svg:y="8.5cm">
          <text:p text:style-name="P1"><text:span text:style-name="T1">Passwo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svg:x1="9.675cm" svg:y1="7cm" svg:x2="9.674cm" svg:y2="8.5cm" draw:start-shape="id1" draw:start-glue-point="2" draw:end-shape="id2" draw:end-glue-point="5" svg:d="M9675 7000v750h-1v750" svg:viewBox="0 0 2 1501">
          <text:p/>
        </draw:connector>
        <draw:connector draw:style-name="gr5" draw:text-style-name="P2" draw:layer="layout" svg:x1="9.675cm" svg:y1="7cm" svg:x2="13.5cm" svg:y2="8.5cm" draw:start-shape="id1" draw:start-glue-point="2" draw:end-shape="id3" draw:end-glue-point="5" svg:d="M9675 7000v751h3825v749" svg:viewBox="0 0 3826 1501">
          <text:p/>
        </draw:connector>
        <draw:custom-shape draw:style-name="gr6" draw:text-style-name="P3" xml:id="id7" draw:id="id7" draw:layer="layout" svg:width="3cm" svg:height="2cm" svg:x="9cm" svg:y="13.5cm">
          <text:p text:style-name="P1"><text:span text:style-name="T1">PBKDF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4" xml:id="id5" draw:id="id5" draw:layer="layout" svg:width="1cm" svg:height="1cm" svg:x="8.7cm" svg:y="14cm">
          <text:p text:style-name="P1"><text:span text:style-name="T2">Sal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4" xml:id="id6" draw:id="id6" draw:layer="layout" svg:width="1cm" svg:height="1cm" svg:x="11.301cm" svg:y="14.001cm">
          <text:p text:style-name="P1"><text:span text:style-name="T2">Val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xml:id="id4" draw:id="id4" draw:layer="layout" svg:width="1cm" svg:height="1cm" svg:x="7.5cm" svg:y="1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" draw:text-style-name="P2" draw:layer="layout" svg:x1="9.674cm" svg:y1="10.499cm" svg:x2="8cm" svg:y2="13cm" draw:start-shape="id2" draw:end-shape="id4" svg:d="M9674 10499v1251h-1674v1250" svg:viewBox="0 0 1675 2502">
          <text:p/>
        </draw:connector>
        <draw:connector draw:style-name="gr5" draw:text-style-name="P2" draw:layer="layout" svg:x1="8cm" svg:y1="14cm" svg:x2="8.7cm" svg:y2="14.5cm" draw:start-shape="id4" draw:start-glue-point="8" draw:end-shape="id5" draw:end-glue-point="5" svg:d="M8000 14000v500h700" svg:viewBox="0 0 701 501">
          <text:p/>
        </draw:connector>
        <draw:connector draw:style-name="gr5" draw:text-style-name="P2" draw:layer="layout" svg:x1="13.5cm" svg:y1="10.5cm" svg:x2="12.301cm" svg:y2="14.501cm" draw:start-shape="id3" draw:start-glue-point="8" draw:end-shape="id6" draw:end-glue-point="7" svg:d="M13500 10500v4001h-1199" svg:viewBox="0 0 1200 4002">
          <text:p/>
        </draw:connector>
        <draw:custom-shape draw:style-name="gr4" draw:text-style-name="P2" xml:id="id8" draw:id="id8" draw:layer="layout" svg:width="3cm" svg:height="2cm" svg:x="9cm" svg:y="16.5cm">
          <text:p text:style-name="P1"><text:span text:style-name="T1">Has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10.5cm" svg:y1="15.5cm" svg:x2="10.5cm" svg:y2="16.5cm" draw:start-shape="id7" draw:start-glue-point="2" draw:end-shape="id8" draw:end-glue-point="5" svg:d="M10500 15500v1000" svg:viewBox="0 0 1 1001">
          <text:p/>
        </draw:connector>
        <draw:custom-shape draw:style-name="gr1" draw:text-style-name="P2" xml:id="id10" draw:id="id10" draw:layer="layout" svg:width="3cm" svg:height="1.999cm" svg:x="3.7cm" svg:y="13.001cm">
          <text:p text:style-name="P1"><text:span text:style-name="T1">Sa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9.3cm" svg:y1="17.5cm" svg:x2="6.325cm" svg:y2="17.5cm" draw:start-shape="id8" draw:start-glue-point="6" draw:end-shape="id9" draw:end-glue-point="8" svg:d="M9300 17500h-2975" svg:viewBox="0 0 2976 1">
          <text:p/>
        </draw:connector>
        <draw:connector draw:style-name="gr5" draw:text-style-name="P2" draw:layer="layout" draw:type="line" svg:x1="5.2cm" svg:y1="15cm" svg:x2="5.162cm" svg:y2="16cm" draw:start-shape="id10" draw:start-glue-point="8" draw:end-shape="id9" svg:d="M5200 15000l-38 1000" svg:viewBox="0 0 39 1001">
          <text:p/>
        </draw:connector>
        <draw:connector draw:style-name="gr5" draw:text-style-name="P2" draw:layer="layout" draw:line-skew="-0.485cm" svg:x1="8.474cm" svg:y1="9.5cm" svg:x2="4cm" svg:y2="17.5cm" draw:start-shape="id2" draw:start-glue-point="6" draw:end-shape="id9" draw:end-glue-point="6" svg:d="M8474 9500h-5474v8000h1000" svg:viewBox="0 0 5475 8001">
          <text:p/>
        </draw:connector>
        <draw:custom-shape draw:style-name="gr10" draw:text-style-name="P3" xml:id="id11" draw:id="id11" draw:layer="layout" svg:width="3cm" svg:height="2cm" svg:x="3.7cm" svg:y="10cm">
          <text:p text:style-name="P1"><text:span text:style-name="T1">Random</text:span></text:p>
          <text:p text:style-name="P1"><text:span text:style-name="T1">256-Bit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5.2cm" svg:y1="12cm" svg:x2="5.2cm" svg:y2="13.001cm" draw:start-shape="id11" draw:start-glue-point="2" draw:end-shape="id10" draw:end-glue-point="5" svg:d="M5200 12000v1001" svg:viewBox="0 0 1 1002">
          <text:p/>
        </draw:connector>
        <draw:connector draw:style-name="gr5" draw:text-style-name="P2" draw:layer="layout" draw:line-skew="-0.251cm" svg:x1="6.395cm" svg:y1="14.001cm" svg:x2="7.5cm" svg:y2="13.5cm" draw:start-shape="id10" draw:start-glue-point="9" draw:end-shape="id4" draw:end-glue-point="6" svg:d="M6395 14001h455v-501h650" svg:viewBox="0 0 1106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8-12-07T19:00:16.137818175</dc:date>
    <meta:editing-duration>PT4H29M49S</meta:editing-duration>
    <meta:editing-cycles>12</meta:editing-cycles>
    <meta:generator>LibreOffice/6.0.6.2$Linux_X86_64 LibreOffice_project/00m0$Build-2</meta:generator>
    <meta:document-statistic meta:object-count="22"/>
  </office:meta>
</office:document-meta>
</file>